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sfont106" svg:font-family="Psfont106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Psfont106" fo:font-size="22pt" fo:font-weight="bold" officeooo:rsid="0008f963" officeooo:paragraph-rsid="0008f963" style:font-size-asian="22pt" style:font-weight-asian="bold" style:font-size-complex="22pt" style:font-weight-complex="bold"/>
    </style:style>
    <style:style style:name="P2" style:family="paragraph" style:parent-style-name="Standard">
      <style:paragraph-properties fo:line-height="115%"/>
      <style:text-properties style:font-name="Psfont106" fo:font-size="22pt" fo:font-weight="bold" officeooo:rsid="000aede6" officeooo:paragraph-rsid="000aede6" style:font-size-asian="22pt" style:font-weight-asian="bold" style:font-size-complex="22pt" style:font-weight-complex="bold"/>
    </style:style>
    <style:style style:name="P3" style:family="paragraph" style:parent-style-name="Standard" style:list-style-name="L1">
      <style:paragraph-properties fo:line-height="115%"/>
      <style:text-properties style:font-name="Psfont106" fo:font-size="22pt" fo:font-weight="bold" officeooo:rsid="0008f963" officeooo:paragraph-rsid="0008f963" style:font-size-asian="22pt" style:font-weight-asian="bold" style:font-size-complex="22pt" style:font-weight-complex="bold"/>
    </style:style>
    <style:style style:name="P4" style:family="paragraph" style:parent-style-name="Standard" style:list-style-name="L1">
      <style:paragraph-properties fo:line-height="115%"/>
      <style:text-properties style:font-name="Psfont106" fo:font-size="22pt" fo:font-weight="bold" officeooo:rsid="0008f963" officeooo:paragraph-rsid="000ca139" style:font-size-asian="22pt" style:font-weight-asian="bold" style:font-size-complex="22pt" style:font-weight-complex="bold"/>
    </style:style>
    <style:style style:name="P5" style:family="paragraph" style:parent-style-name="Standard" style:list-style-name="L1">
      <style:paragraph-properties fo:line-height="115%"/>
      <style:text-properties style:font-name="Psfont106" fo:font-size="22pt" fo:font-weight="bold" officeooo:rsid="000aede6" officeooo:paragraph-rsid="000aede6" style:font-size-asian="22pt" style:font-weight-asian="bold" style:font-size-complex="22pt" style:font-weight-complex="bold"/>
    </style:style>
    <style:style style:name="P6" style:family="paragraph" style:parent-style-name="Standard" style:list-style-name="L1">
      <style:paragraph-properties fo:line-height="115%"/>
      <style:text-properties style:font-name="Psfont106" fo:font-size="22pt" fo:font-weight="bold" officeooo:rsid="000c53d1" officeooo:paragraph-rsid="000c53d1" style:font-size-asian="22pt" style:font-weight-asian="bold" style:font-size-complex="22pt" style:font-weight-complex="bold"/>
    </style:style>
    <style:style style:name="P7" style:family="paragraph" style:parent-style-name="Standard" style:list-style-name="L1">
      <style:paragraph-properties fo:line-height="115%"/>
      <style:text-properties style:font-name="Psfont106" fo:font-size="22pt" fo:font-weight="bold" officeooo:rsid="0012d70a" officeooo:paragraph-rsid="0012d70a" style:font-size-asian="22pt" style:font-weight-asian="bold" style:font-size-complex="22pt" style:font-weight-complex="bold"/>
    </style:style>
    <style:style style:name="P8" style:family="paragraph" style:parent-style-name="Standard" style:list-style-name="L1">
      <style:paragraph-properties fo:line-height="115%"/>
      <style:text-properties style:text-line-through-style="solid" style:text-line-through-type="single" style:font-name="Psfont106" fo:font-size="22pt" fo:font-weight="bold" officeooo:rsid="0008f963" officeooo:paragraph-rsid="0008f963" style:font-size-asian="22pt" style:font-weight-asian="bold" style:font-size-complex="22pt" style:font-weight-complex="bold"/>
    </style:style>
    <style:style style:name="P9" style:family="paragraph" style:parent-style-name="Standard" style:list-style-name="L1">
      <style:paragraph-properties fo:line-height="115%"/>
      <style:text-properties style:text-line-through-style="solid" style:text-line-through-type="single" style:font-name="Psfont106" fo:font-size="22pt" fo:font-weight="bold" officeooo:rsid="0008f963" officeooo:paragraph-rsid="000ca139" style:font-size-asian="22pt" style:font-weight-asian="bold" style:font-size-complex="22pt" style:font-weight-complex="bold"/>
    </style:style>
    <style:style style:name="T1" style:family="text">
      <style:text-properties officeooo:rsid="000aede6"/>
    </style:style>
    <style:style style:name="T2" style:family="text">
      <style:text-properties officeooo:rsid="000c53d1"/>
    </style:style>
    <style:style style:name="T3" style:family="text">
      <style:text-properties officeooo:rsid="000ca139"/>
    </style:style>
    <style:style style:name="T4" style:family="text">
      <style:text-properties officeooo:rsid="00102ab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02abc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officeooo:rsid="0012d70a"/>
    </style:style>
    <style:style style:name="T9" style:family="text">
      <style:text-properties style:text-line-through-style="none" style:text-line-through-typ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ximate order of events as of 3 February 2025:</text:p>
      <text:p text:style-name="P1"/>
      <text:list text:style-name="L1">
        <text:list-item>
          <text:p text:style-name="P8">Get hinges and latches at Lowe’s, along with metal strapping</text:p>
        </text:list-item>
        <text:list-item>
          <text:p text:style-name="P8">Mount hinges and latches on C-R filter</text:p>
        </text:list-item>
        <text:list-item>
          <text:p text:style-name="P8">Mount C-R filter</text:p>
        </text:list-item>
        <text:list-item>
          <text:p text:style-name="P8">Make lid for 30 gallon barrel</text:p>
          <text:list>
            <text:list-item>
              <text:p text:style-name="P8">cut circle</text:p>
            </text:list-item>
            <text:list-item>
              <text:p text:style-name="P8">rout to fit</text:p>
            </text:list-item>
            <text:list-item>
              <text:p text:style-name="P9">finish with polyurethane</text:p>
            </text:list-item>
            <text:list-item>
              <text:p text:style-name="P4"><text:span text:style-name="T7">Mount cyclone on lid, seal I</text:span></text:p>
            </text:list-item>
          </text:list>
        </text:list-item>
        <text:list-item>
          <text:p text:style-name="P7"><text:span text:style-name="T9">Make boxes for PIR sensors</text:span></text:p>
          <text:list>
            <text:list-item>
              <text:p text:style-name="P7"><text:span text:style-name="T9">mount Diodes in box</text:span></text:p>
            </text:list-item>
            <text:list-item>
              <text:p text:style-name="P7"><text:span text:style-name="T9">mount box to joist</text:span></text:p>
            </text:list-item>
            <text:list-item>
              <text:p text:style-name="P7"><text:span text:style-name="T9">run cable to wall</text:span></text:p>
            </text:list-item>
            <text:list-item>
              <text:p text:style-name="P7"><text:span text:style-name="T9">repeat for other PIRs</text:span></text:p>
            </text:list-item>
            <text:list-item>
              <text:p text:style-name="P7"><text:span text:style-name="T9">mount SSR on wall</text:span></text:p>
            </text:list-item>
            <text:list-item>
              <text:p text:style-name="P7"><text:span text:style-name="T9">connect cables</text:span></text:p>
            </text:list-item>
            <text:list-item>
              <text:p text:style-name="P7"><text:span text:style-name="T9">adjust and test</text:span></text:p>
            </text:list-item>
            <text:list-item>
              <text:p text:style-name="P7"><text:span text:style-name="T9"/></text:p>
            </text:list-item>
          </text:list>
        </text:list-item>
        <text:list-item>
          <text:p text:style-name="P4"><text:span text:style-name="T3">Make</text:span><text:span text:style-name="T1"> a decision on blast gates</text:span></text:p>
          <text:list>
            <text:list-item>
              <text:p text:style-name="P5">either design and make them, or</text:p>
            </text:list-item>
            <text:list-item>
              <text:p text:style-name="P5">buy steel ones.<text:line-break/><text:line-break/>Note – if I buy them, I may well have to rework each one to ensure that they work smoothly and without unacceptable leakage. <text:s/>If I make them, it will take time and effort, and I may <text:line-break/>still end up with gates that don’t work well. <text:span text:style-name="T4">I will also need the right nuts, bolts and washers to make this happen.</text:span> <text:span text:style-name="T5">Make a decision </text:span><text:span text:style-name="T6">and</text:span> run with <text:soft-page-break/>it.<text:line-break/></text:p>
            </text:list-item>
          </text:list>
        </text:list-item>
        <text:list-item>
          <text:p text:style-name="P5">Work on the electronics <text:span text:style-name="T2">for blast gates</text:span>:</text:p>
          <text:list>
            <text:list-item>
              <text:p text:style-name="P5">develop mounting system for servo</text:p>
            </text:list-item>
            <text:list-item>
              <text:p text:style-name="P5">prototype blast gate servo operation</text:p>
            </text:list-item>
            <text:list-item>
              <text:p text:style-name="P5">figure out calibration procedure.</text:p>
            </text:list-item>
            <text:list-item>
              <text:p text:style-name="P5">Verify current limit</text:p>
            </text:list-item>
          </text:list>
        </text:list-item>
        <text:list-item>
          <text:p text:style-name="P6">Work on electronics for current sensing</text:p>
          <text:list>
            <text:list-item>
              <text:p text:style-name="P6">simple bench prototype for op-amp circuit check</text:p>
            </text:list-item>
            <text:list-item>
              <text:p text:style-name="P6">install loop <text:span text:style-name="T3">i</text:span>n saw outlet, run wires for 20 ft</text:p>
            </text:list-item>
            <text:list-item>
              <text:p text:style-name="P6">verify operation</text:p>
            </text:list-item>
          </text:list>
        </text:list-item>
        <text:list-item>
          <text:p text:style-name="P6">work on electronics for light control </text:p>
          <text:list>
            <text:list-item>
              <text:p text:style-name="P6">check circuit for break sensor</text:p>
            </text:list-item>
            <text:list-item>
              <text:p text:style-name="P6">mount break sensor</text:p>
            </text:list-item>
            <text:list-item>
              <text:p text:style-name="P6">locate, test and mount PIR sensors</text:p>
            </text:list-item>
            <text:list-item>
              <text:p text:style-name="P6">run wires to central location</text:p>
            </text:list-item>
          </text:list>
        </text:list-item>
        <text:list-item>
          <text:p text:style-name="P3">pull the dust collector out<text:tab/></text:p>
        </text:list-item>
        <text:list-item>
          <text:p text:style-name="P3">clean up back there with the vac</text:p>
        </text:list-item>
        <text:list-item>
          <text:p text:style-name="P3">remove the fan and motor assembly</text:p>
        </text:list-item>
        <text:list-item>
          <text:p text:style-name="P3">take some accurate measurements</text:p>
        </text:list-item>
        <text:list-item>
          <text:p text:style-name="P3">get rid of the cart (save the bottom, and possibly the casters</text:p>
        </text:list-item>
        <text:list-item>
          <text:p text:style-name="P3">figure out how and where to mount it</text:p>
        </text:list-item>
        <text:list-item>
          <text:p text:style-name="P3">drill holes for anchors and install anchors</text:p>
        </text:list-item>
        <text:list-item>
          <text:p text:style-name="P3">mount the fan and motor assembly</text:p>
        </text:list-item>
        <text:list-item>
          <text:p text:style-name="P3">add 6” hose from fan to cyclone</text:p>
        </text:list-item>
        <text:list-item>
          <text:p text:style-name="P3">add 6” hose from fan to <text:span text:style-name="T1">cyclone</text:span></text:p>
        </text:list-item>
        <text:list-item>
          <text:p text:style-name="P5">attach filter/bucket assembly</text:p>
        </text:list-item>
        <text:list-item>
          <text:p text:style-name="P3">remove old 4” ductwork</text:p>
        </text:list-item>
        <text:list-item>
          <text:p text:style-name="P3">start installing new 5” ductwork. <text:s/><text:span text:style-name="T1">NOTE – be very careful and</text:span></text:p>
          <text:list>
            <text:list-item>
              <text:p text:style-name="P3"><text:soft-page-break/>begin with the saw, working backwards to the dust collector</text:p>
            </text:list-item>
            <text:list-item>
              <text:p text:style-name="P5">stub off the router</text:p>
            </text:list-item>
            <text:list-item>
              <text:p text:style-name="P5">add the lathe</text:p>
            </text:list-item>
            <text:list-item>
              <text:p text:style-name="P5">stub off the grinder</text:p>
            </text:list-item>
            <text:list-item>
              <text:p text:style-name="P5">add the drill press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sfont106" svg:font-family="Psfont106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1:18:06.136994363</meta:creation-date>
    <dc:date>2025-02-21T15:58:54.031030125</dc:date>
    <meta:editing-duration>PT59M53S</meta:editing-duration>
    <meta:editing-cycles>3</meta:editing-cycles>
    <meta:generator>LibreOffice/24.2.7.2$Linux_X86_64 LibreOffice_project/420$Build-2</meta:generator>
    <meta:print-date>2025-02-03T12:27:11.707370267</meta:print-date>
    <meta:document-statistic meta:table-count="0" meta:image-count="0" meta:object-count="0" meta:page-count="3" meta:paragraph-count="53" meta:word-count="397" meta:character-count="2003" meta:non-whitespace-character-count="1701"/>
  </office:meta>
</office:document-meta>
</file>